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728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0.4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rt number</text:p>
          </table:table-cell>
          <table:table-cell office:value-type="string" calcext:value-type="string">
            <text:p>Part title</text:p>
          </table:table-cell>
          <table:table-cell office:value-type="string" calcext:value-type="string">
            <text:p>Prompt number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S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S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Se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 Augmenta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 Augment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 Augmentati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-N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-N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ear Regress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ear Regressi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near Regression With Multiple Featur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near Regression With Multiple Featur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near Regression With Multiple Featur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near Regression With Multiple Featur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near Regression With Multiple Featur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means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BSC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BSCA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BS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BSC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BSCA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lor Qua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plement Artificial Neur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aining a Neur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aining a Neur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plement Neuron 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plement Neuron 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plement Neuron 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plement Neuron 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plement Neuron Trainin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gression with a Shallow Networ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gression with a Shallow Network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/00/0000</text:date>, <text:time style:data-style-name="N2" text:time-value="09:36:23.428683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7T11:29:06.507112835</meta:creation-date>
    <dc:date>2023-06-08T12:56:12.146320706</dc:date>
    <meta:editing-duration>PT1H45M21S</meta:editing-duration>
    <meta:editing-cycles>4</meta:editing-cycles>
    <meta:generator>LibreOffice/6.4.7.2$Linux_X86_64 LibreOffice_project/40$Build-2</meta:generator>
    <meta:document-statistic meta:table-count="1" meta:cell-count="132" meta:object-count="0"/>
  </office:meta>
</office:document-meta>
</file>